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in" fo:margin-bottom="0.2709in" loext:contextual-spacing="false" fo:line-height="100%" fo:background-color="#ffffff"/>
    </style:style>
    <style:style style:name="P2" style:family="paragraph" style:parent-style-name="Standard">
      <loext:graphic-properties draw:fill="solid" draw:fill-color="#ffffff"/>
      <style:paragraph-properties fo:margin-top="0in" fo:margin-bottom="0.2709in" loext:contextual-spacing="false" fo:line-height="100%" fo:background-color="#ffffff"/>
      <style:text-properties style:font-name="Arial" fo:font-weight="bold" style:font-name-asian="Arial1" style:font-weight-asian="bold" style:font-name-complex="Arial1"/>
    </style:style>
    <style:style style:name="P3" style:family="paragraph" style:parent-style-name="Standard">
      <loext:graphic-properties draw:fill="solid" draw:fill-color="#ffffff"/>
      <style:paragraph-properties fo:margin-top="0in" fo:margin-bottom="0.2709in" loext:contextual-spacing="false" fo:line-height="100%" fo:background-color="#ffffff"/>
      <style:text-properties style:font-name="Arial" style:font-name-asian="Arial1" style:font-name-complex="Arial1"/>
    </style:style>
    <style:style style:name="P4" style:family="paragraph" style:parent-style-name="Standard" style:master-page-name="Standard">
      <loext:graphic-properties draw:fill="solid" draw:fill-color="#ffffff"/>
      <style:paragraph-properties fo:margin-top="0in" fo:margin-bottom="0.2709in" loext:contextual-spacing="false" fo:line-height="100%" style:page-number="1" fo:background-color="#ffffff"/>
    </style:style>
    <style:style style:name="T1" style:family="text">
      <style:text-properties fo:color="#000000"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style:font-name-asian="Arial1" style:font-weight-asian="bold" style:font-name-complex="Arial1"/>
    </style:style>
    <style:style style:name="T3" style:family="text">
      <style:text-properties style:font-name="Arial" style:font-name-asian="Arial1" style:font-name-complex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gjdgxs"/><text:span text:style-name="T1">Core Java: Part </text:span><text:span text:style-name="T2">3</text:span></text:p>
      <text:p text:style-name="P1"><text:bookmark text:name="_njcrmc7pvd3q"/><text:span text:style-name="T2">1. <text:s/>Determine the output</text:span></text:p>
      <text:p text:style-name="P1"><text:bookmark text:name="_ljera6o9ebke"/><text:span text:style-name="T2">PSVM()</text:span></text:p>
      <text:p text:style-name="P1"><text:bookmark text:name="_g2pd4pgjmjbp"/><text:span text:style-name="T2">{</text:span></text:p>
      <text:p text:style-name="P1"><text:bookmark text:name="_knzpf3xg5kvh"/><text:span text:style-name="T2">try{</text:span></text:p>
      <text:p text:style-name="P1"><text:bookmark text:name="_g28qg9nnsel3"/><text:span text:style-name="T2">int a = 5;</text:span></text:p>
      <text:p text:style-name="P1"><text:bookmark text:name="_sub2sp900ouy"/><text:span text:style-name="T2">int b = 0;</text:span></text:p>
      <text:p text:style-name="P1"><text:bookmark text:name="_wkvyjezbqi0b"/><text:span text:style-name="T2">int c = a/b;</text:span></text:p>
      <text:p text:style-name="P1"><text:bookmark text:name="_c0op8dc83q3"/><text:span text:style-name="T2">SOP(“World”);</text:span></text:p>
      <text:p text:style-name="P1"><text:bookmark text:name="_vehyahwo5fxw"/><text:span text:style-name="T2">}</text:span></text:p>
      <text:p text:style-name="P1"><text:bookmark text:name="_8frzyii0x2nd"/><text:span text:style-name="T2">Catch(exception e)</text:span></text:p>
      <text:p text:style-name="P1"><text:bookmark text:name="_2guxqr7jdie1"/><text:span text:style-name="T2">{</text:span></text:p>
      <text:p text:style-name="P1"><text:bookmark text:name="_hocasnx0riag"/><text:span text:style-name="T2">SOP(“hello”);</text:span></text:p>
      <text:p text:style-name="P1"><text:bookmark text:name="_wdi7bbgll8cv"/><text:span text:style-name="T2">}}</text:span></text:p>
      <text:p text:style-name="P2"><text:bookmark text:name="_g28kdv9d2w20"/></text:p>
      <text:p text:style-name="P2"><text:bookmark text:name="_jdx1xnuqcxvn"/></text:p>
      <text:p text:style-name="P1"><text:bookmark text:name="_yokr6g66rwwt"/><text:span text:style-name="T2">2. What is Proper order of access modifier</text:span></text:p>
      <text:p text:style-name="P1"><text:bookmark text:name="_ag7kgxv5a8hk"/><text:span text:style-name="T3">a) private default protected public</text:span></text:p>
      <text:p text:style-name="P1"><text:bookmark text:name="_3je3ppyuf7r1"/><text:span text:style-name="T3">b) default private protected public</text:span></text:p>
      <text:p text:style-name="P1"><text:bookmark text:name="_ythb6vaxqtgw"/><text:span text:style-name="T3">c) public private default protected</text:span></text:p>
      <text:p text:style-name="P1"><text:bookmark text:name="_pi7j0c5yx0z1"/><text:soft-page-break/><text:span text:style-name="T3">d) public private protected default</text:span></text:p>
      <text:p text:style-name="P1"><text:bookmark text:name="_y8i93p72c9w0"/><text:span text:style-name="T2">3 .The code snippet below is an example of which of the following?</text:span></text:p>
      <text:p text:style-name="P1"><text:bookmark text:name="_xls8uhg2ndjg"/><text:span text:style-name="T2">Long myLong = 21l;</text:span></text:p>
      <text:p text:style-name="P1"><text:bookmark text:name="_y17p8rtg9d4d"/><text:span text:style-name="T3">A Autoboxing</text:span></text:p>
      <text:p text:style-name="P1"><text:bookmark text:name="_o3qjqrdq2v38"/><text:span text:style-name="T3">B Autounboxing</text:span></text:p>
      <text:p text:style-name="P1"><text:bookmark text:name="_wya8d9mxrbv9"/><text:span text:style-name="T3">C Autocasting</text:span></text:p>
      <text:p text:style-name="P1"><text:bookmark text:name="_h0imdp9zuvl4"/><text:span text:style-name="T3">D Autoinstancing</text:span></text:p>
      <text:p text:style-name="P2"><text:bookmark text:name="_tadnx9ytrbbu"/></text:p>
      <text:p text:style-name="P1"><text:bookmark text:name="_n6nnfun1m20m"/><text:span text:style-name="T2">4.</text:span></text:p>
      <text:p text:style-name="P1"><text:bookmark text:name="_n6xrvdo01is3"/><text:span text:style-name="T2">1. interface TestA { String toString(); }</text:span></text:p>
      <text:p text:style-name="P1"><text:bookmark text:name="_7mnembic56n4"/><text:span text:style-name="T2">2. public class Test {</text:span></text:p>
      <text:p text:style-name="P1"><text:bookmark text:name="_kfa6zijksdph"/><text:span text:style-name="T2">3. public static void main(String[] args) {</text:span></text:p>
      <text:p text:style-name="P1"><text:bookmark text:name="_qam1r0esijs5"/><text:span text:style-name="T2">4. System.out.println(new TestA() {</text:span></text:p>
      <text:p text:style-name="P1"><text:bookmark text:name="_fw4msany6i4r"/><text:span text:style-name="T2">5. public String toString() { return "test"; }</text:span></text:p>
      <text:p text:style-name="P1"><text:bookmark text:name="_p44o7ons2fkd"/><text:span text:style-name="T2">6. });</text:span></text:p>
      <text:p text:style-name="P1"><text:bookmark text:name="_1g1rl7ksy6rv"/><text:span text:style-name="T2">7. }</text:span></text:p>
      <text:p text:style-name="P1"><text:bookmark text:name="_xzukydsw5jyn"/><text:span text:style-name="T2">8. }</text:span></text:p>
      <text:p text:style-name="P1"><text:bookmark text:name="_qc2xyfg8d8fb"/><text:span text:style-name="T2">What is the result?</text:span></text:p>
      <text:p text:style-name="P1"><text:bookmark text:name="_ovwnt0ux6uav"/><text:span text:style-name="T3">A. test</text:span></text:p>
      <text:p text:style-name="P1"><text:bookmark text:name="_llxedlgcuaj3"/><text:span text:style-name="T3">B. null</text:span></text:p>
      <text:p text:style-name="P1"><text:bookmark text:name="_324bnrvia3cv"/><text:span text:style-name="T3">C. An exception is thrown at runtime.</text:span></text:p>
      <text:p text:style-name="P1"><text:bookmark text:name="_daotataqz4zy"/><text:soft-page-break/><text:span text:style-name="T3">D. Compilation fails because of an error in line 1.</text:span></text:p>
      <text:p text:style-name="P1"><text:bookmark text:name="_r18v8vwlw717"/><text:span text:style-name="T3">E. Compilation fails because of an error in line 4.</text:span></text:p>
      <text:p text:style-name="P1"><text:bookmark text:name="_94uu8nj30h5m"/><text:span text:style-name="T3">F. Compilation fails because of an error in line 5.</text:span></text:p>
      <text:p text:style-name="P3"><text:bookmark text:name="_jyccg1h240aq"/></text:p>
      <text:p text:style-name="P3"><text:bookmark text:name="_ffn2kgi5tlem"/></text:p>
      <text:p text:style-name="P1"><text:bookmark text:name="_45lbbsssynqc"/><text:span text:style-name="T2">5.Determine the output</text:span></text:p>
      <text:p text:style-name="P1"><text:bookmark text:name="_nrk6tilyo1l1"/><text:span text:style-name="T2">int a = 9;</text:span></text:p>
      <text:p text:style-name="P1"><text:bookmark text:name="_ctc0ie6fkoib"/><text:span text:style-name="T2">int b = 14;</text:span></text:p>
      <text:p text:style-name="P1"><text:bookmark text:name="_luo3t9yi6c2"/><text:span text:style-name="T2">while(a&lt;b) {</text:span></text:p>
      <text:p text:style-name="P1"><text:bookmark text:name="_88hrif5gh1us"/><text:span text:style-name="T2">System.out.println("In the loop");</text:span></text:p>
      <text:p text:style-name="P1"><text:bookmark text:name="_e3at8md7bvmq"/><text:span text:style-name="T2">a+=2;</text:span></text:p>
      <text:p text:style-name="P1"><text:bookmark text:name="_squ13er5krsc"/><text:span text:style-name="T2">b-=2;}</text:span></text:p>
      <text:p text:style-name="P1"><text:bookmark text:name="_7nr5qcbgl17d"/><text:span text:style-name="T3">a)In the loop</text:span></text:p>
      <text:p text:style-name="P1"><text:bookmark text:name="_6nfvzp4516e7"/><text:span text:style-name="T3">In the loop</text:span></text:p>
      <text:p text:style-name="P1"><text:bookmark text:name="_pal08r8au7hr"/><text:span text:style-name="T3">b)In the loop</text:span></text:p>
      <text:p text:style-name="P1"><text:bookmark text:name="_kkil7qx4843i"/><text:span text:style-name="T3">c)none of the above</text:span></text:p>
      <text:p text:style-name="P3"><text:bookmark text:name="_y1yiqfnla7o7"/></text:p>
      <text:p text:style-name="P1"><text:bookmark text:name="_giy50yh19ue4"/><text:span text:style-name="T2">6.What is the output of this program?</text:span></text:p>
      <text:p text:style-name="P1"><text:bookmark text:name="_hbbdseydolce"/><text:span text:style-name="T2">Import java.util.*</text:span></text:p>
      <text:p text:style-name="P1"><text:bookmark text:name="_e9yzgyyc64rd"/><text:span text:style-name="T2">Public static void main(String args[]){</text:span></text:p>
      <text:p text:style-name="P1"><text:bookmark text:name="_5tzjuserho3s"/><text:span text:style-name="T2">TreeMap obj = new Treemap();</text:span></text:p>
      <text:p text:style-name="P1"><text:bookmark text:name="_pfqdqg8uy42l"/><text:soft-page-break/><text:span text:style-name="T2">Obj.put(“A”, newInteger(1));</text:span></text:p>
      <text:p text:style-name="P1"><text:bookmark text:name="_nks63i74c6l6"/><text:span text:style-name="T2">Obj.put(“b”, newInteger(2));</text:span></text:p>
      <text:p text:style-name="P1"><text:bookmark text:name="_bqnbchbwy219"/><text:span text:style-name="T2">Obj.put(“c”, newInteger(3));</text:span></text:p>
      <text:p text:style-name="P1"><text:bookmark text:name="_s8itdhoci3f2"/><text:span text:style-name="T2">SOP(obj.entrySet());</text:span></text:p>
      <text:p text:style-name="P1"><text:bookmark text:name="_t9e6o9hyjqbn"/><text:span text:style-name="T2">}</text:span></text:p>
      <text:p text:style-name="P1"><text:bookmark text:name="_m17wvmunsy0t"/><text:span text:style-name="T3">a)[A=1, b=2, c=3]</text:span></text:p>
      <text:p text:style-name="P1"><text:bookmark text:name="_iyxm445eed8s"/><text:span text:style-name="T3">b)[A=1, B=2, C=3]</text:span></text:p>
      <text:p text:style-name="P1"><text:bookmark text:name="_4atkjzcv40pn"/><text:span text:style-name="T3">c)will not execute</text:span></text:p>
      <text:p text:style-name="P3"><text:bookmark text:name="_u1zwhveag9mm"/></text:p>
      <text:p text:style-name="P3"><text:bookmark text:name="_t728oo8n3lij"/></text:p>
      <text:p text:style-name="P1"><text:bookmark text:name="_yxjyo6e2s7r1"/><text:span text:style-name="T2">7.Which implementation of set would you choose if you want the iterator of set</text:span></text:p>
      <text:p text:style-name="P1"><text:bookmark text:name="_ltezukaectot"/><text:span text:style-name="T2">would give you object in the order it were inserted?</text:span></text:p>
      <text:p text:style-name="P1"><text:bookmark text:name="_mykvilsfmtwc"/><text:span text:style-name="T3">a)LinkedHashSet</text:span></text:p>
      <text:p text:style-name="P1"><text:bookmark text:name="_upsfgrih7c6j"/><text:span text:style-name="T3">b)TreeSet</text:span></text:p>
      <text:p text:style-name="P1"><text:bookmark text:name="_e8oo8xvgnugu"/><text:span text:style-name="T3">c)HashSet</text:span></text:p>
      <text:p text:style-name="P3"><text:bookmark text:name="_ulf2z9tjgps3"/></text:p>
      <text:p text:style-name="P3"><text:bookmark text:name="_rwi9mzy4s6fa"/></text:p>
      <text:p text:style-name="P1"><text:bookmark text:name="_ab0g1d3ne98t"/><text:span text:style-name="T2">8. How can you retrieve information from a ResultSet?</text:span></text:p>
      <text:p text:style-name="P1"><text:bookmark text:name="_6bujr6b5k3o8"/><text:span text:style-name="T3">(a) By invoking the method get(..., String type) on the ResultSet, where type is the database</text:span></text:p>
      <text:p text:style-name="P1"><text:bookmark text:name="_tsjtjov555ll"/><text:span text:style-name="T3">type</text:span></text:p>
      <text:p text:style-name="P1"><text:bookmark text:name="_rj6exbtlsfk1"/><text:span text:style-name="T3">(b) By invoking the method get(..., Type type) on the ResultSet, where Type is an object</text:span></text:p>
      <text:p text:style-name="P1"><text:bookmark text:name="_3jowqomibl3l"/><text:soft-page-break/><text:span text:style-name="T3">which represents a database</text:span></text:p>
      <text:p text:style-name="P1"><text:bookmark text:name="_r2s01s573wy"/><text:span text:style-name="T3">type</text:span></text:p>
      <text:p text:style-name="P1"><text:bookmark text:name="_ukkeek5modk"/><text:span text:style-name="T3">(c) By invoking the method getValue(...), and cast the result to the desired Java type.</text:span></text:p>
      <text:p text:style-name="P1"><text:bookmark text:name="_iev4bq4csje"/><text:span text:style-name="T3">(d) By invoking the special getter methods on the ResultSet: getString(...), getBoolean (...),</text:span></text:p>
      <text:p text:style-name="P1"><text:bookmark text:name="_a3hu7n5xfkil"/><text:span text:style-name="T3">getClob(...),...</text:span></text:p>
      <text:p text:style-name="P3"><text:bookmark text:name="_9on0wtjwxhv0"/></text:p>
      <text:p text:style-name="P3"><text:bookmark text:name="_4bseiyd9nvvi"/></text:p>
      <text:p text:style-name="P1"><text:bookmark text:name="_9wncnuh35q7d"/><text:span text:style-name="T2">9.Determine the output</text:span></text:p>
      <text:p text:style-name="P1"><text:bookmark text:name="_hjjr258hc62v"/><text:span text:style-name="T2">import java.util.*;</text:span></text:p>
      <text:p text:style-name="P1"><text:bookmark text:name="_ifpgzc97tqf"/><text:span text:style-name="T2">class TestHashMaps{</text:span></text:p>
      <text:p text:style-name="P1"><text:bookmark text:name="_p9b26kf1a90k"/><text:span text:style-name="T2">public static void main(String args[]) {</text:span></text:p>
      <text:p text:style-name="P1"><text:bookmark text:name="_g10qjae1h9j9"/><text:span text:style-name="T2">HashMap&lt;Integer,String&gt; hm= new HashMap&lt;Integer,String&gt; ();</text:span></text:p>
      <text:p text:style-name="P1"><text:bookmark text:name="_1xq9r8dmo7hx"/><text:span text:style-name="T2">hm.put(100, "John");</text:span></text:p>
      <text:p text:style-name="P1"><text:bookmark text:name="_yfvjhkaqcduw"/><text:span text:style-name="T2">hm.put(101, "Paul");</text:span></text:p>
      <text:p text:style-name="P1"><text:bookmark text:name="_j3k1xf2kg4kp"/><text:span text:style-name="T2">hm.put(102, "George");</text:span></text:p>
      <text:p text:style-name="P1"><text:bookmark text:name="_u1krlo266ji2"/><text:span text:style-name="T2">hm.put(103, "Ringo");</text:span></text:p>
      <text:p text:style-name="P1"><text:bookmark text:name="_j1pcbl24t6d2"/><text:span text:style-name="T2">for (Map.Entrym: hm.entrySet()) {System.out.println(m.getKey() + " " + m.getValue());</text:span></text:p>
      <text:p text:style-name="P1"><text:bookmark text:name="_g3cgeld410wq"/><text:span text:style-name="T2">}</text:span></text:p>
      <text:p text:style-name="P1"><text:bookmark text:name="_3lc5vwkq954d"/><text:span text:style-name="T2">}</text:span></text:p>
      <text:p text:style-name="P1"><text:bookmark text:name="_kupomd7h9cy1"/><text:span text:style-name="T2">}</text:span></text:p>
      <text:p text:style-name="P1"><text:bookmark text:name="_loxm0w5fu2cx"/><text:span text:style-name="T3">a) 100 John</text:span></text:p>
      <text:p text:style-name="P1"><text:bookmark text:name="_box5hs9fotl4"/><text:soft-page-break/><text:span text:style-name="T3">101 Paul</text:span></text:p>
      <text:p text:style-name="P1"><text:bookmark text:name="_g3iemzscbp4z"/><text:span text:style-name="T3">102 George</text:span></text:p>
      <text:p text:style-name="P1"><text:bookmark text:name="_fohs1ibeggls"/><text:span text:style-name="T3">103 Ringo</text:span></text:p>
      <text:p text:style-name="P1"><text:bookmark text:name="_v0tjib6s0yma"/><text:span text:style-name="T3">b)103 Ringo</text:span></text:p>
      <text:p text:style-name="P1"><text:bookmark text:name="_8ag6crea6tg2"/><text:span text:style-name="T3">102 George</text:span></text:p>
      <text:p text:style-name="P1"><text:bookmark text:name="_ilexicybrt9k"/><text:span text:style-name="T3">101 Paul</text:span></text:p>
      <text:p text:style-name="P1"><text:bookmark text:name="_chsudwruordm"/><text:span text:style-name="T3">100 John</text:span></text:p>
      <text:p text:style-name="P1"><text:bookmark text:name="_q59975624jvk"/><text:span text:style-name="T3">c)none of the above</text:span></text:p>
      <text:p text:style-name="P3"><text:bookmark text:name="_ualjgxto8jjf"/></text:p>
      <text:p text:style-name="P3"><text:bookmark text:name="_bp508p5dcm5x"/></text:p>
      <text:p text:style-name="P1"><text:bookmark text:name="_kps0sdc0qdxz"/><text:span text:style-name="T2">10.Determine the output</text:span></text:p>
      <text:p text:style-name="P1"><text:bookmark text:name="_n6m9kk134n1"/><text:span text:style-name="T2">import java.util.Map;</text:span></text:p>
      <text:p text:style-name="P1"><text:bookmark text:name="_zb1p5h5l7ph5"/><text:span text:style-name="T2">import java.util.TreeMap;</text:span></text:p>
      <text:p text:style-name="P1"><text:bookmark text:name="_wgqdvndajvxe"/><text:span text:style-name="T2">public class TestTreeMap {</text:span></text:p>
      <text:p text:style-name="P1"><text:bookmark text:name="_xsrbuhfnfgsp"/><text:span text:style-name="T2">public static void main(String args[]) {</text:span></text:p>
      <text:p text:style-name="P1"><text:bookmark text:name="_jf6x6434emfm"/><text:span text:style-name="T2">TreeMap&lt; Integer, String &gt; hm= new TreeMap&lt; Integer, String &gt; ();</text:span></text:p>
      <text:p text:style-name="P1"><text:bookmark text:name="_wziqvjk6xfv9"/><text:span text:style-name="T2">hm.put(100, "John");</text:span></text:p>
      <text:p text:style-name="P1"><text:bookmark text:name="_4fbwkcnjy3fc"/><text:span text:style-name="T2">hm.put(102, "Paul");</text:span></text:p>
      <text:p text:style-name="P1"><text:bookmark text:name="_ebkv1q68zvoc"/><text:span text:style-name="T2">hm.put(101, "George");</text:span></text:p>
      <text:p text:style-name="P1"><text:bookmark text:name="_k1702tzpyyt"/><text:span text:style-name="T2">hm.put(103, "Ringo");</text:span></text:p>
      <text:p text:style-name="P1"><text:bookmark text:name="_mrwhjgk1r2z0"/><text:span text:style-name="T2">for (Map.Entry m: hm.entrySet()) {</text:span></text:p>
      <text:p text:style-name="P1"><text:bookmark text:name="_t1hsm2tdgo6l"/><text:soft-page-break/><text:span text:style-name="T2">System.out.println(m.getKey() + " " + m.getValue());</text:span></text:p>
      <text:p text:style-name="P1"><text:bookmark text:name="_d2uowz3xfuy6"/><text:span text:style-name="T2">}</text:span></text:p>
      <text:p text:style-name="P1"><text:bookmark text:name="_k3a7fx30am3q"/><text:span text:style-name="T2">}</text:span></text:p>
      <text:p text:style-name="P1"><text:bookmark text:name="_1ngqy98pkgkf"/><text:span text:style-name="T2">}</text:span></text:p>
      <text:p text:style-name="P1"><text:bookmark text:name="_nrm82p7hspr0"/><text:span text:style-name="T3">a)100 John</text:span></text:p>
      <text:p text:style-name="P1"><text:bookmark text:name="_mp2g1txzfwri"/><text:span text:style-name="T3">101 George</text:span></text:p>
      <text:p text:style-name="P1"><text:bookmark text:name="_xvwa5853qd3v"/><text:span text:style-name="T3">102 Paul</text:span></text:p>
      <text:p text:style-name="P1"><text:bookmark text:name="_lsijzmlf3l5o"/><text:span text:style-name="T3">103 Ringo</text:span></text:p>
      <text:p text:style-name="P1"><text:bookmark text:name="_51xfj0uq6qos"/><text:span text:style-name="T3">b)a) 100 John</text:span></text:p>
      <text:p text:style-name="P1"><text:bookmark text:name="_q4m20qa1ve8m"/><text:span text:style-name="T3">101 Paul</text:span></text:p>
      <text:p text:style-name="P1"><text:bookmark text:name="_lc80pebai2rj"/><text:span text:style-name="T3">102 George</text:span></text:p>
      <text:p text:style-name="P1"><text:bookmark text:name="_mxwpleeq9bhd"/><text:span text:style-name="T3">103 Ringo</text:span></text:p>
      <text:p text:style-name="P1"><text:bookmark text:name="_ckb0buzc4bap"/><text:span text:style-name="T3">c)103 Ringo</text:span></text:p>
      <text:p text:style-name="P1"><text:bookmark text:name="_kwrt1pv6bh4n"/><text:span text:style-name="T3">102 George</text:span></text:p>
      <text:p text:style-name="P1"><text:bookmark text:name="_hzzwug9zjyl5"/><text:span text:style-name="T3">101 Paul</text:span></text:p>
      <text:p text:style-name="P1"><text:bookmark text:name="_ka2tuzixajs2"/><text:span text:style-name="T3">100 John</text:span></text:p>
      <text:p text:style-name="P1"><text:bookmark text:name="_yitogta3a3t3"/><text:span text:style-name="T3">d)none of the above</text:span></text:p>
      <text:p text:style-name="P3"><text:bookmark text:name="_wol59wlzy8ns"/></text:p>
      <text:p text:style-name="P3"><text:bookmark text:name="_1chslg7irz90"/></text:p>
      <text:p text:style-name="P1"><text:bookmark text:name="_kt7d21bjf78y"/><text:span text:style-name="T2">11.What is the result?</text:span></text:p>
      <text:p text:style-name="P1"><text:bookmark text:name="_bwxsvjlc2b1c"/><text:span text:style-name="T2">5. import java.util.*;</text:span></text:p>
      <text:p text:style-name="P1"><text:bookmark text:name="_lbimy211e1h4"/><text:soft-page-break/><text:span text:style-name="T2">6. public class SortOf {</text:span></text:p>
      <text:p text:style-name="P1"><text:bookmark text:name="_2rpsxth1xyk"/><text:span text:style-name="T2">7. public static void main(String[] args) {</text:span></text:p>
      <text:p text:style-name="P1"><text:bookmark text:name="_nhpev6z1ljlq"/><text:span text:style-name="T2">8. ArrayList&lt;Integer&gt; a = new ArrayList&lt;Integer&gt;();</text:span></text:p>
      <text:p text:style-name="P1"><text:bookmark text:name="_ti4rcug9sk4"/><text:span text:style-name="T2">9. a.add(1); a.add(5); a.add(3);11. Collections.sort(a);</text:span></text:p>
      <text:p text:style-name="P1"><text:bookmark text:name="_n9p0unwdkiia"/><text:span text:style-name="T2">12. a.add(2);</text:span></text:p>
      <text:p text:style-name="P1"><text:bookmark text:name="_mb4c293fgzou"/><text:span text:style-name="T2">13. Collections.reverse(a);</text:span></text:p>
      <text:p text:style-name="P1"><text:bookmark text:name="_xro2pg4a0gtj"/><text:span text:style-name="T2">14. System.out.println(a);</text:span></text:p>
      <text:p text:style-name="P1"><text:bookmark text:name="_z795wpsoct02"/><text:span text:style-name="T2">15. }</text:span></text:p>
      <text:p text:style-name="P1"><text:bookmark text:name="_8z5ea4pp2yfc"/><text:span text:style-name="T2">16. }</text:span></text:p>
      <text:p text:style-name="P1"><text:bookmark text:name="_st6z0ptfrv4t"/><text:span text:style-name="T3">A. [1, 2, 3, 5]</text:span></text:p>
      <text:p text:style-name="P1"><text:bookmark text:name="_3ch1q4srocfw"/><text:span text:style-name="T3">B. [2, 1, 3, 5]</text:span></text:p>
      <text:p text:style-name="P1"><text:bookmark text:name="_ftjrkqey0ze1"/><text:span text:style-name="T3">C. [2, 5, 3, 1]</text:span></text:p>
      <text:p text:style-name="P1"><text:bookmark text:name="_e8xsow2x7uuf"/><text:span text:style-name="T3">D. [5, 3, 2, 1]</text:span></text:p>
      <text:p text:style-name="P1"><text:bookmark text:name="_aymo5fm57hve"/><text:span text:style-name="T3">E. [1, 3, 5, 2]</text:span></text:p>
      <text:p text:style-name="P1"><text:bookmark text:name="_uvrxtdkg992l"/><text:span text:style-name="T3">F. Compilation fails.</text:span></text:p>
      <text:p text:style-name="P1"><text:bookmark text:name="_4z921d1mijb8"/><text:span text:style-name="T3">G. An exception is thrown at runtime.</text:span></text:p>
      <text:p text:style-name="P3"><text:bookmark text:name="_j2iz9n494op2"/></text:p>
      <text:p text:style-name="P3"><text:bookmark text:name="_n68ni2g5cye"/></text:p>
      <text:p text:style-name="P1"><text:bookmark text:name="_pqyzxq7l5gmz"/><text:span text:style-name="T2">12. class BabyRaccoon extends Mammal { }</text:span></text:p>
      <text:p text:style-name="P1"><text:bookmark text:name="_vfdp5exn9o7t"/><text:span text:style-name="T2">Which four statements are true? (Choose four.)</text:span></text:p>
      <text:p text:style-name="P1"><text:bookmark text:name="_6dvzy9e78x8l"/><text:span text:style-name="T3">A. Raccoon is-a Mammal.</text:span></text:p>
      <text:p text:style-name="P1"><text:bookmark text:name="_qcvl6ygn7o7n"/><text:soft-page-break/><text:span text:style-name="T3">B. Raccoon has-a Mammal.</text:span></text:p>
      <text:p text:style-name="P1"><text:bookmark text:name="_g1kcau3lb0te"/><text:span text:style-name="T3">C. BabyRaccoon is-a Mammal.</text:span></text:p>
      <text:p text:style-name="P1"><text:bookmark text:name="_n4eo1ffeytdb"/><text:span text:style-name="T3">D. BabyRaccoon is-a Raccoon.</text:span></text:p>
      <text:p text:style-name="P1"><text:bookmark text:name="_wgqw2kp02hu6"/><text:span text:style-name="T3">E. BabyRaccoon has-a Mammal.</text:span></text:p>
      <text:p text:style-name="P1"><text:bookmark text:name="_tr1k42u48ka"/><text:span text:style-name="T3">F. BabyRaccoon is-a BabyRaccoon.</text:span></text:p>
      <text:p text:style-name="P3"><text:bookmark text:name="_mbx5xqa9ljlf"/></text:p>
      <text:p text:style-name="P3"><text:bookmark text:name="_eld87p1rp1dc"/></text:p>
      <text:p text:style-name="P1"><text:bookmark text:name="_yewtg6z2p0xb"/><text:span text:style-name="T2">13. Which Man class properly represents the relationship "Man has a best friend who is</text:span></text:p>
      <text:p text:style-name="P1"><text:bookmark text:name="_cf3l42udyoox"/><text:span text:style-name="T2">a Dog"?</text:span></text:p>
      <text:p text:style-name="P1"><text:bookmark text:name="_rdgb08i3tnxf"/><text:span text:style-name="T3">A. class Man extends Dog { }</text:span></text:p>
      <text:p text:style-name="P1"><text:bookmark text:name="_9003y0xu1eq6"/><text:span text:style-name="T3">B. class Man implements Dog { }</text:span></text:p>
      <text:p text:style-name="P1"><text:bookmark text:name="_wpl76vpqzbry"/><text:span text:style-name="T3">C. class Man { private BestFriend dog; }</text:span></text:p>
      <text:p text:style-name="P1"><text:bookmark text:name="_dijq30q2pwv0"/><text:span text:style-name="T3">D. class Man { private Dog bestFriend; }</text:span></text:p>
      <text:p text:style-name="P1"><text:bookmark text:name="_1waotkdtokyy"/><text:span text:style-name="T3">E. class Man { private Dog&lt;bestFriend&gt;; }</text:span></text:p>
      <text:p text:style-name="P1"><text:bookmark text:name="_c6jyrljhgqt"/><text:span text:style-name="T3">F. class Man { private BestFriend&lt;dog&gt;; }</text:span></text:p>
      <text:p text:style-name="P3"><text:bookmark text:name="_zd26ozc5fwza"/></text:p>
      <text:p text:style-name="P1"><text:bookmark text:name="_gpys66clgwue"/><text:span text:style-name="T2">14.What is the result?</text:span></text:p>
      <text:p text:style-name="P1"><text:bookmark text:name="_ad7qfr4nx51q"/><text:span text:style-name="T2">11. class Alpha {</text:span></text:p>
      <text:p text:style-name="P1"><text:bookmark text:name="_dzpl2oxq99op"/><text:span text:style-name="T2">12. public void foo() { System.out.print("Afoo "); }</text:span></text:p>
      <text:p text:style-name="P1"><text:bookmark text:name="_5a8h1q6gexvo"/><text:span text:style-name="T2">13. }</text:span></text:p>
      <text:p text:style-name="P1"><text:bookmark text:name="_cniilodjrsh7"/><text:span text:style-name="T2">14. public class Beta extends Alpha {</text:span></text:p>
      <text:p text:style-name="P1"><text:bookmark text:name="_rm5loi6fjc6v"/><text:soft-page-break/><text:span text:style-name="T2">15. public void foo() { System.out.print("Bfoo "); }</text:span></text:p>
      <text:p text:style-name="P1"><text:bookmark text:name="_egx3lq6uhg34"/><text:span text:style-name="T2">16. public static void main(String[] args) {</text:span></text:p>
      <text:p text:style-name="P1"><text:bookmark text:name="_oyykxljdxv5i"/><text:span text:style-name="T2">17. Alpha a = new Beta();</text:span></text:p>
      <text:p text:style-name="P1"><text:bookmark text:name="_s1iya5i9kv25"/><text:span text:style-name="T2">18. Beta b = (Beta)a;</text:span></text:p>
      <text:p text:style-name="P1"><text:bookmark text:name="_ua7azw6bob63"/><text:span text:style-name="T2">19. a.foo();</text:span></text:p>
      <text:p text:style-name="P1"><text:bookmark text:name="_6xcp4p1nuga0"/><text:span text:style-name="T2">20. b.foo();</text:span></text:p>
      <text:p text:style-name="P1"><text:bookmark text:name="_9iaagxvz89jq"/><text:span text:style-name="T2">21. }</text:span></text:p>
      <text:p text:style-name="P1"><text:bookmark text:name="_ioj2e3sn7k9d"/><text:span text:style-name="T2">22. }</text:span></text:p>
      <text:p text:style-name="P1"><text:bookmark text:name="_npx8gwbc1i2p"/><text:span text:style-name="T3">A. Afoo Afoo</text:span></text:p>
      <text:p text:style-name="P1"><text:bookmark text:name="_9foqgj6uu6v8"/><text:span text:style-name="T3">B. Afoo Bfoo</text:span></text:p>
      <text:p text:style-name="P1"><text:bookmark text:name="_ort1ywgwu22t"/><text:span text:style-name="T3">C. Bfoo Afoo</text:span></text:p>
      <text:p text:style-name="P1"><text:bookmark text:name="_ej4xukl3rhpy"/><text:span text:style-name="T3">D. Bfoo Bfoo</text:span></text:p>
      <text:p text:style-name="P1"><text:bookmark text:name="_h343g4z4q4m9"/><text:span text:style-name="T3">E. Compilation fails.</text:span></text:p>
      <text:p text:style-name="P1"><text:bookmark text:name="_cuqihx6ybe5o"/><text:span text:style-name="T3">F. An exception is thrown at runtime.</text:span></text:p>
      <text:p text:style-name="P3"><text:bookmark text:name="_yq8bmvetytol"/></text:p>
      <text:p text:style-name="P1"><text:bookmark text:name="_xq6n36124m61"/><text:span text:style-name="T2">15. Which code fragment, inserted at line 23, allows the code to compile?</text:span></text:p>
      <text:p text:style-name="P1"><text:bookmark text:name="_kiuw0odwvn67"/><text:span text:style-name="T2">5. import java.util.Date;</text:span></text:p>
      <text:p text:style-name="P1"><text:bookmark text:name="_sbsiisgv74fi"/><text:span text:style-name="T2">6. import java.text.DateFormat;</text:span></text:p>
      <text:p text:style-name="P1"><text:bookmark text:name="_5cbx4c6cbwjx"/><text:span text:style-name="T2">21. DateFormat df;</text:span></text:p>
      <text:p text:style-name="P1"><text:bookmark text:name="_5vhecec3x033"/><text:span text:style-name="T2">22. Date date = new Date();</text:span></text:p>
      <text:p text:style-name="P1"><text:bookmark text:name="_avm30s92us2v"/><text:span text:style-name="T2">23. // insert code here</text:span></text:p>
      <text:p text:style-name="P1"><text:bookmark text:name="_dg23rk352bpk"/><text:soft-page-break/><text:span text:style-name="T2">24. String s = df.format(date);</text:span></text:p>
      <text:p text:style-name="P1"><text:bookmark text:name="_239zt2w9kvf2"/><text:span text:style-name="T3">A. df = new DateFormat();</text:span></text:p>
      <text:p text:style-name="P1"><text:bookmark text:name="_dqh27vkenvmv"/><text:span text:style-name="T3">B. df = Date.getFormat();</text:span></text:p>
      <text:p text:style-name="P1"><text:bookmark text:name="_mnxorw3dw1jr"/><text:span text:style-name="T3">C. df = date.getFormat();</text:span></text:p>
      <text:p text:style-name="P1"><text:bookmark text:name="_8nfla2tr2wpb"/><text:span text:style-name="T3">D. df = DateFormat.getFormat();</text:span></text:p>
      <text:p text:style-name="P1"><text:bookmark text:name="_b7k5s7198hv4"/><text:span text:style-name="T3">E. df = DateFormat.getInstance();</text:span></text:p>
      <text:p text:style-name="P3"><text:bookmark text:name="_3ctltlvasfdm"/></text:p>
      <text:p text:style-name="P3"><text:bookmark text:name="_hws33hdfjwaa"/></text:p>
      <text:p text:style-name="P1"><text:bookmark text:name="_51uideberxxc"/><text:span text:style-name="T2">16. What is the result?</text:span></text:p>
      <text:p text:style-name="P1"><text:bookmark text:name="_m2u0bah4u05l"/><text:span text:style-name="T2">1. public class Base {</text:span></text:p>
      <text:p text:style-name="P1"><text:bookmark text:name="_hdi8h2n98i8u"/><text:span text:style-name="T2">2. public static final String FOO = "foo";</text:span></text:p>
      <text:p text:style-name="P1"><text:bookmark text:name="_5bfmdfxhzs7j"/><text:span text:style-name="T2">3. public static void main(String[] args) {</text:span></text:p>
      <text:p text:style-name="P1"><text:bookmark text:name="_5p88apfgoj7s"/><text:span text:style-name="T2">4. Base b = new Base();</text:span></text:p>
      <text:p text:style-name="P1"><text:bookmark text:name="_c91psxhczt85"/><text:span text:style-name="T2">5. Sub s = new Sub();</text:span></text:p>
      <text:p text:style-name="P1"><text:bookmark text:name="_85ei1spuz56q"/><text:span text:style-name="T2">6. System.out.print(Base.FOO);</text:span></text:p>
      <text:p text:style-name="P1"><text:bookmark text:name="_4g4okfxrjl3q"/><text:span text:style-name="T2">7. System.out.print(Sub.FOO);</text:span></text:p>
      <text:p text:style-name="P1"><text:bookmark text:name="_7ekfmh3s4kki"/><text:span text:style-name="T2">8. System.out.print(b.FOO);</text:span></text:p>
      <text:p text:style-name="P1"><text:bookmark text:name="_bawad8p0tc75"/><text:span text:style-name="T2">9. System.out.print(s.FOO);</text:span></text:p>
      <text:p text:style-name="P1"><text:bookmark text:name="_iwq6qa6w55gy"/><text:span text:style-name="T2">10. System.out.print(((Base)s).FOO);</text:span></text:p>
      <text:p text:style-name="P1"><text:bookmark text:name="_pu7th8wsjyc8"/><text:span text:style-name="T2">11. } }</text:span></text:p>
      <text:p text:style-name="P1"><text:bookmark text:name="_9kr17wo9fcag"/><text:span text:style-name="T2">12. class Sub extends Base {public static final String FOO="bar";}</text:span></text:p>
      <text:p text:style-name="P1"><text:bookmark text:name="_hojjorc1vp88"/><text:soft-page-break/><text:span text:style-name="T3">A. foofoofoofoofoo</text:span></text:p>
      <text:p text:style-name="P1"><text:bookmark text:name="_hxcjmfatprvq"/><text:span text:style-name="T3">B. foobarfoobarbar</text:span></text:p>
      <text:p text:style-name="P1"><text:bookmark text:name="_b7t0tc4px877"/><text:span text:style-name="T3">C. foobarfoofoofoo</text:span></text:p>
      <text:p text:style-name="P1"><text:bookmark text:name="_owttfid18oxf"/><text:span text:style-name="T3">D. foobarfoobarfoo</text:span></text:p>
      <text:p text:style-name="P1"><text:bookmark text:name="_oyp3tu222yan"/><text:span text:style-name="T3">E. barbarbarbarbar</text:span></text:p>
      <text:p text:style-name="P1"><text:bookmark text:name="_j59cy025xldg"/><text:span text:style-name="T3">F. foofoofoobarbar</text:span></text:p>
      <text:p text:style-name="P1"><text:bookmark text:name="_uat1nkcujuk6"/><text:span text:style-name="T3">G. foofoofoobarfoo</text:span></text:p>
      <text:p text:style-name="P3"><text:bookmark text:name="_al86wrhvwoii"/></text:p>
      <text:p text:style-name="P3"><text:bookmark text:name="_20s39c4m7gam"/></text:p>
      <text:p text:style-name="P1"><text:bookmark text:name="_n5mj1b7u5v7h"/><text:span text:style-name="T2">17. A company has a business application that provides its users with many different</text:span></text:p>
      <text:p text:style-name="P1"><text:bookmark text:name="_oxv7wygsekul"/><text:span text:style-name="T2">reports:</text:span></text:p>
      <text:p text:style-name="P1"><text:bookmark text:name="_ls7mw8637ui8"/><text:span text:style-name="T2">receivables reports, payables reports, revenue projects, and so on. The company has just</text:span></text:p>
      <text:p text:style-name="P1"><text:bookmark text:name="_nr8cf6e932ft"/><text:span text:style-name="T2">purchased some new, state-of-the-art, wireless printers, and a programmer has been</text:span></text:p>
      <text:p text:style-name="P1"><text:bookmark text:name="_r144xcedknr0"/><text:span text:style-name="T2">assigned the</text:span></text:p>
      <text:p text:style-name="P1"><text:bookmark text:name="_pfgulp9jzfcb"/><text:span text:style-name="T2">task of enhancing all of the reports to use not only the company's old printers, but the new</text:span></text:p>
      <text:p text:style-name="P1"><text:bookmark text:name="_lepl4eayt3s"/><text:span text:style-name="T2">wireless printers as well. When the programmer starts looking into the application, theprogrammer</text:span></text:p>
      <text:p text:style-name="P1"><text:bookmark text:name="_t310el2egmzc"/><text:span text:style-name="T2">discovers that because of the design of the application, it is necessary to make changes to</text:span></text:p>
      <text:p text:style-name="P1"><text:bookmark text:name="_enizx2wv4iuj"/><text:span text:style-name="T2">each</text:span></text:p>
      <text:p text:style-name="P1"><text:bookmark text:name="_qbnhl3puxp90"/><text:span text:style-name="T2">report to support the new printers. Which two design concepts most likely explain this</text:span></text:p>
      <text:p text:style-name="P1"><text:bookmark text:name="_w7anm8iefgo9"/><text:span text:style-name="T2">situation?</text:span></text:p>
      <text:p text:style-name="P1"><text:bookmark text:name="_92z7bmm20ji"/><text:span text:style-name="T2">(Choose two.)</text:span></text:p>
      <text:p text:style-name="P1"><text:bookmark text:name="_79pqbyh60ed0"/><text:soft-page-break/><text:span text:style-name="T3">A. Inheritance</text:span></text:p>
      <text:p text:style-name="P1"><text:bookmark text:name="_51uzkksodyem"/><text:span text:style-name="T3">B. Low cohesion</text:span></text:p>
      <text:p text:style-name="P1"><text:bookmark text:name="_pm1m7h6abrms"/><text:span text:style-name="T3">C. Tight coupling</text:span></text:p>
      <text:p text:style-name="P1"><text:bookmark text:name="_er3hfkl3gm5c"/><text:span text:style-name="T3">D. High cohesion</text:span></text:p>
      <text:p text:style-name="P1"><text:bookmark text:name="_iw1s3p7ewjbu"/><text:span text:style-name="T3">E. Loose coupling</text:span></text:p>
      <text:p text:style-name="P1"><text:bookmark text:name="_hcz77jdfk9uf"/><text:span text:style-name="T3">F. Object immutability</text:span></text:p>
      <text:p text:style-name="P3"><text:bookmark text:name="_hnhcibgnzaps"/></text:p>
      <text:p text:style-name="P3"><text:bookmark text:name="_o698sdvpz5lx"/></text:p>
      <text:p text:style-name="P1"><text:bookmark text:name="_k0za7muie3mc"/><text:span text:style-name="T2">18.A team of programmers is reviewing a proposed API for a new utility class. After some</text:span></text:p>
      <text:p text:style-name="P1"><text:bookmark text:name="_sfja7sh00z9u"/><text:span text:style-name="T2">discussion,</text:span></text:p>
      <text:p text:style-name="P1"><text:bookmark text:name="_mobilyte2fj"/><text:span text:style-name="T2">they realize that they can reduce the number of methods in the API without losing any</text:span></text:p>
      <text:p text:style-name="P1"><text:bookmark text:name="_84x2hplflwh1"/><text:span text:style-name="T2">functionality. If they implement the new design, which two OO principles will they be</text:span></text:p>
      <text:p text:style-name="P1"><text:bookmark text:name="_cqf0n8kfokh9"/><text:span text:style-name="T2">promoting?</text:span></text:p>
      <text:p text:style-name="P1"><text:bookmark text:name="_btmh5uw68t0e"/><text:span text:style-name="T3">A. Looser coupling</text:span></text:p>
      <text:p text:style-name="P1"><text:bookmark text:name="_o9bmcj6fvfyw"/><text:span text:style-name="T3">B. Tighter coupling</text:span></text:p>
      <text:p text:style-name="P1"><text:bookmark text:name="_bga78tnrx2y0"/><text:span text:style-name="T3">C. Lower cohesion</text:span></text:p>
      <text:p text:style-name="P1"><text:bookmark text:name="_6q1c1il5u7ek"/><text:span text:style-name="T3">D. Higher cohesion</text:span></text:p>
      <text:p text:style-name="P1"><text:bookmark text:name="_jok44an3kw24"/><text:span text:style-name="T3">E. Weaker encapsulation</text:span></text:p>
      <text:p text:style-name="P1"><text:bookmark text:name="_txw8hvmlf6ss"/><text:span text:style-name="T3">F. Stronger encapsulation</text:span></text:p>
      <text:p text:style-name="P3"><text:bookmark text:name="_qu3pe4iu2ay"/></text:p>
      <text:p text:style-name="P3"><text:bookmark text:name="_wp7e2k92es0a"/></text:p>
      <text:p text:style-name="P1"><text:bookmark text:name="_s7e5vl5dtrjk"/><text:soft-page-break/><text:span text:style-name="T2">19. A team of programmers is involved in reviewing a proposed design for a new utility</text:span></text:p>
      <text:p text:style-name="P1"><text:bookmark text:name="_psf5bfjue48f"/><text:span text:style-name="T2">class. After</text:span></text:p>
      <text:p text:style-name="P1"><text:bookmark text:name="_ke61jv2ivncg"/><text:span text:style-name="T2">some discussion, they realize that the current design allows other classes to access methods</text:span></text:p>
      <text:p text:style-name="P1"><text:bookmark text:name="_m92t78r5m8m"/><text:span text:style-name="T2">in</text:span></text:p>
      <text:p text:style-name="P1"><text:bookmark text:name="_b3lg9g7np9d3"/><text:span text:style-name="T2">the utility class that should be accessible only to methods within the utility class itself. What</text:span></text:p>
      <text:p text:style-name="P1"><text:bookmark text:name="_xg2355nlhi8j"/><text:span text:style-name="T2">design</text:span></text:p>
      <text:p text:style-name="P1"><text:bookmark text:name="_7lqkcy8ldcny"/><text:span text:style-name="T2">issue has the team discovered?</text:span></text:p>
      <text:p text:style-name="P1"><text:bookmark text:name="_6gct0aiyjh44"/><text:span text:style-name="T3">A. Tight coupling</text:span></text:p>
      <text:p text:style-name="P1"><text:bookmark text:name="_o7fg8nght29b"/><text:span text:style-name="T3">B. Low cohesion</text:span></text:p>
      <text:p text:style-name="P1"><text:bookmark text:name="_k1e9x3c0omkv"/><text:span text:style-name="T3">C. High cohesion</text:span></text:p>
      <text:p text:style-name="P1"><text:bookmark text:name="_3hb6lcnb9pg8"/><text:span text:style-name="T3">D. Loose coupling</text:span></text:p>
      <text:p text:style-name="P1"><text:bookmark text:name="_q0mtx1b2tn6r"/><text:span text:style-name="T3">E. Weak encapsulation</text:span></text:p>
      <text:p text:style-name="P1"><text:bookmark text:name="_flv3wbf6yegd"/><text:span text:style-name="T3">F. Strong encapsulation</text:span></text:p>
      <text:p text:style-name="P3"><text:bookmark text:name="_xp7oyndz3lop"/></text:p>
      <text:p text:style-name="P3"><text:bookmark text:name="_nrp0ij34hquk"/></text:p>
      <text:p text:style-name="P3"><text:bookmark text:name="_y64gt1ffxbgv"/></text:p>
      <text:p text:style-name="P1"><text:bookmark text:name="_qzsjs0jio2cc"/><text:span text:style-name="T2">20. A programmer has an algorithm that requires a java.util.List that provides an efficient</text:span></text:p>
      <text:p text:style-name="P1"><text:bookmark text:name="_n4ir6ftyrkea"/><text:span text:style-name="T2">implementation of add(0, object), but does NOT need to support quick random access. What</text:span></text:p>
      <text:p text:style-name="P1"><text:bookmark text:name="_r3ijppkvhcot"/><text:span text:style-name="T2">supports these requirements?</text:span></text:p>
      <text:p text:style-name="P1"><text:bookmark text:name="_v2cad1cxnrhn"/><text:span text:style-name="T3">A. java.util.Queue</text:span></text:p>
      <text:p text:style-name="P1"><text:bookmark text:name="_d78ysihh594w"/><text:span text:style-name="T3">B. java.util.ArrayList</text:span></text:p>
      <text:p text:style-name="P1"><text:bookmark text:name="_s585jrdguvxl"/><text:soft-page-break/><text:span text:style-name="T3">C. java.util.LinearList</text:span></text:p>
      <text:p text:style-name="P1"><text:bookmark text:name="_3tl2rz8jezso"/><text:span text:style-name="T3">D. java.util.LinkedList</text:span></text:p>
      <text:p text:style-name="P2"><text:bookmark text:name="_jqys0lvzcj1d"/></text:p>
      <text:p text:style-name="P1"><text:bookmark text:name="_zozm19aao1p"/><text:span text:style-name="T2">21. What is the output of this program?</text:span></text:p>
      <text:p text:style-name="P1"><text:bookmark text:name="_gvtzmogff6j1"/><text:span text:style-name="T2">import java.util.*;</text:span></text:p>
      <text:p text:style-name="P1"><text:bookmark text:name="_12h0xjo2jh2b"/><text:span text:style-name="T2">class Collection_Algos {</text:span></text:p>
      <text:p text:style-name="P1"><text:bookmark text:name="_4ys9rq27prb2"/><text:span text:style-name="T2">public static void main(String args[])</text:span></text:p>
      <text:p text:style-name="P1"><text:bookmark text:name="_rydw62u3jz1j"/><text:span text:style-name="T2">{</text:span></text:p>
      <text:p text:style-name="P1"><text:bookmark text:name="_l9ks0bccebja"/><text:span text:style-name="T2">LinkedList list = new LinkedList();</text:span></text:p>
      <text:p text:style-name="P1"><text:bookmark text:name="_dngsik6372lq"/><text:span text:style-name="T2">list.add(new Integer(2));</text:span></text:p>
      <text:p text:style-name="P1"><text:bookmark text:name="_p3o076s5vijv"/><text:span text:style-name="T2">list.add(new Integer(8));</text:span></text:p>
      <text:p text:style-name="P1"><text:bookmark text:name="_1xd1n1yela6m"/><text:span text:style-name="T2">list.add(new Integer(5));</text:span></text:p>
      <text:p text:style-name="P1"><text:bookmark text:name="_kyn442vtlugq"/><text:span text:style-name="T2">list.add(new Integer(1));</text:span></text:p>
      <text:p text:style-name="P1"><text:bookmark text:name="_45bg5sfzt110"/><text:span text:style-name="T2">Iterator i = list.iterator();</text:span></text:p>
      <text:p text:style-name="P1"><text:bookmark text:name="_8sex0u2j5ir"/><text:span text:style-name="T2">Collections.reverse(list);</text:span></text:p>
      <text:p text:style-name="P1"><text:bookmark text:name="_61sp9n1cf74t"/><text:span text:style-name="T2">Collections.shuffle(list);</text:span></text:p>
      <text:p text:style-name="P1"><text:bookmark text:name="_jy08cyhe3i84"/><text:span text:style-name="T2">while(i.hasNext())</text:span></text:p>
      <text:p text:style-name="P1"><text:bookmark text:name="_fgh2sip30py1"/><text:span text:style-name="T2">System.out.print(i.next() + " ");</text:span></text:p>
      <text:p text:style-name="P1"><text:bookmark text:name="_9jpzz4m0sb69"/><text:span text:style-name="T2">}</text:span></text:p>
      <text:p text:style-name="P1"><text:bookmark text:name="_72txxy9stedw"/><text:span text:style-name="T2">}</text:span></text:p>
      <text:p text:style-name="P1"><text:bookmark text:name="_rc1g7jw6kfiz"/><text:span text:style-name="T3">a) 2 8 5 1</text:span></text:p>
      <text:p text:style-name="P1"><text:bookmark text:name="_lm1hs6itugas"/><text:soft-page-break/><text:span text:style-name="T3">b) 1 5 8 2</text:span></text:p>
      <text:p text:style-name="P1"><text:bookmark text:name="_bx9bquq7lea9"/><text:span text:style-name="T3">c) 1 2 5 8</text:span></text:p>
      <text:p text:style-name="P1"><text:bookmark text:name="_e9jr00c7kbr1"/><text:span text:style-name="T3">d) Any random order</text:span></text:p>
      <text:p text:style-name="P3"><text:bookmark text:name="_n51ijufp9h37"/></text:p>
      <text:p text:style-name="P3"><text:bookmark text:name="_iat6l3z4ccvu"/></text:p>
      <text:p text:style-name="P1"><text:bookmark text:name="_rjjt3b4hp3r5"/><text:span text:style-name="T2">22.Which of these methods are used to read in from</text:span></text:p>
      <text:p text:style-name="P1"><text:bookmark text:name="_bwsuzgp97l1"/><text:span text:style-name="T2">file?</text:span></text:p>
      <text:p text:style-name="P1"><text:bookmark text:name="_9rfutfqo8gsh"/><text:span text:style-name="T3">a) get()</text:span></text:p>
      <text:p text:style-name="P1"><text:bookmark text:name="_gsow74i2xbyc"/><text:span text:style-name="T3">b) read()</text:span></text:p>
      <text:p text:style-name="P1"><text:bookmark text:name="_tvln0z27h9r9"/><text:span text:style-name="T3">c) scan()</text:span></text:p>
      <text:p text:style-name="P1"><text:bookmark text:name="_gxzm8t1fpri8"/><text:span text:style-name="T3">d) readFileInput()</text:span></text:p>
      <text:p text:style-name="P3"><text:bookmark text:name="_dnf440xa7se0"/></text:p>
      <text:p text:style-name="P3"><text:bookmark text:name="_ct8jbrxk4r3k"/></text:p>
      <text:p text:style-name="P3"><text:bookmark text:name="_a3qpa1hfe13f"/></text:p>
      <text:p text:style-name="P3"><text:bookmark text:name="_a8xt6a7yzzo"/></text:p>
      <text:p text:style-name="P1"><text:bookmark text:name="_fqf7y6h1v0n2"/><text:span text:style-name="T2">23.What is the ouput of the below code?</text:span></text:p>
      <text:p text:style-name="P1"><text:bookmark text:name="_aq4iihp9kxoe"/><text:span text:style-name="T2">interface A{}</text:span></text:p>
      <text:p text:style-name="P1"><text:bookmark text:name="_ly53feunbpjf"/><text:span text:style-name="T2">class C{}</text:span></text:p>
      <text:p text:style-name="P1"><text:bookmark text:name="_t6hs33k8vgbk"/><text:span text:style-name="T2">class D extends C{}</text:span></text:p>
      <text:p text:style-name="P1"><text:bookmark text:name="_r6yq2gldlwkw"/><text:span text:style-name="T2">public class Test extends D{</text:span></text:p>
      <text:p text:style-name="P1"><text:bookmark text:name="_437cfwfwo3yi"/><text:span text:style-name="T2">public static void main(String[] args) {</text:span></text:p>
      <text:p text:style-name="P1"><text:bookmark text:name="_wry3r0zc102n"/><text:soft-page-break/><text:span text:style-name="T2">Test t = new Test();</text:span></text:p>
      <text:p text:style-name="P1"><text:bookmark text:name="_xnr09rpuhoax"/><text:span text:style-name="T2">if(t instanceof A){</text:span></text:p>
      <text:p text:style-name="P1"><text:bookmark text:name="_386v1c5m2v0a"/><text:span text:style-name="T2">System.out.println("instance of A");</text:span></text:p>
      <text:p text:style-name="P1"><text:bookmark text:name="_vdd89uy519u9"/><text:span text:style-name="T2">}else if(t instanceof C)</text:span></text:p>
      <text:p text:style-name="P1"><text:bookmark text:name="_ib2u5tiofqx8"/><text:span text:style-name="T2">{</text:span></text:p>
      <text:p text:style-name="P1"><text:bookmark text:name="_25nf91sjugmz"/><text:span text:style-name="T2">System.out.println("instance of C");</text:span></text:p>
      <text:p text:style-name="P1"><text:bookmark text:name="_5jqlgaf7npmg"/><text:span text:style-name="T2">}</text:span></text:p>
      <text:p text:style-name="P1"><text:bookmark text:name="_sb2rg9gtm887"/><text:span text:style-name="T2">else if(t instanceof D)</text:span></text:p>
      <text:p text:style-name="P1"><text:bookmark text:name="_k5z657kyu6io"/><text:span text:style-name="T2">{</text:span></text:p>
      <text:p text:style-name="P1"><text:bookmark text:name="_ayngl24x47pg"/><text:span text:style-name="T2">System.out.println("instance of D");</text:span></text:p>
      <text:p text:style-name="P1"><text:bookmark text:name="_lhbbrr2p6vv"/><text:span text:style-name="T2">}</text:span></text:p>
      <text:p text:style-name="P1"><text:bookmark text:name="_4ffpd35jt4wb"/><text:span text:style-name="T2">else{</text:span></text:p>
      <text:p text:style-name="P1"><text:bookmark text:name="_nauiy77twhmw"/><text:span text:style-name="T2">System.out.println("Hello World");</text:span></text:p>
      <text:p text:style-name="P1"><text:bookmark text:name="_1j8pd72q3ljz"/><text:span text:style-name="T2">}}</text:span></text:p>
      <text:p text:style-name="P1"><text:bookmark text:name="_y6bxd33t2ik"/><text:span text:style-name="T2">}</text:span></text:p>
      <text:p text:style-name="P1"><text:bookmark text:name="_hfh85ulpzwg8"/><text:span text:style-name="T2">}</text:span></text:p>
      <text:p text:style-name="P1"><text:bookmark text:name="_wtnh0yvginvx"/><text:span text:style-name="T3">A) instance of A</text:span></text:p>
      <text:p text:style-name="P1"><text:bookmark text:name="_ehh76h1gcv3z"/><text:span text:style-name="T3">instance of D</text:span></text:p>
      <text:p text:style-name="P1"><text:bookmark text:name="_vxhmd722ia71"/><text:span text:style-name="T3">B) instance of C</text:span></text:p>
      <text:p text:style-name="P1"><text:bookmark text:name="_ktn81t7h8y1e"/><text:span text:style-name="T3">instance of D</text:span></text:p>
      <text:p text:style-name="P1"><text:bookmark text:name="_iy5olw512e06"/><text:span text:style-name="T3">C) instance of C</text:span></text:p>
      <text:p text:style-name="P1"><text:bookmark text:name="_j3uyu2uey07d"/><text:soft-page-break/><text:span text:style-name="T3">D) instance of C</text:span></text:p>
      <text:p text:style-name="P1"><text:bookmark text:name="_llzfau6prukv"/><text:span text:style-name="T3">E) Compilation Fails</text:span></text:p>
      <text:p text:style-name="P3"><text:bookmark text:name="_j3cyiyfbcxjz"/></text:p>
      <text:p text:style-name="P3"><text:bookmark text:name="_s7lrg67fjik0"/></text:p>
      <text:p text:style-name="P1"><text:bookmark text:name="_j0yl7hqdi3g8"/><text:span text:style-name="T2">24.class Parent{</text:span></text:p>
      <text:p text:style-name="P1"><text:bookmark text:name="_gxw78y7jkvm5"/><text:span text:style-name="T2">void method(){</text:span></text:p>
      <text:p text:style-name="P1"><text:bookmark text:name="_uvntylj76ye5"/><text:span text:style-name="T2">System.out.println("Parent");</text:span></text:p>
      <text:p text:style-name="P1"><text:bookmark text:name="_12k5nwwoywex"/><text:span text:style-name="T2">}</text:span></text:p>
      <text:p text:style-name="P1"><text:bookmark text:name="_e7oktx73bp6p"/><text:span text:style-name="T2">}</text:span></text:p>
      <text:p text:style-name="P1"><text:bookmark text:name="_mpcetls6std0"/><text:span text:style-name="T2">class Child extends Parent{</text:span></text:p>
      <text:p text:style-name="P1"><text:bookmark text:name="_q7csyrwpcs8"/><text:span text:style-name="T2">void method(){</text:span></text:p>
      <text:p text:style-name="P1"><text:bookmark text:name="_cz6k4u3wj9fb"/><text:span text:style-name="T2">System.out.println("Child");</text:span></text:p>
      <text:p text:style-name="P1"><text:bookmark text:name="_komuqzb39mbd"/><text:span text:style-name="T2">}</text:span></text:p>
      <text:p text:style-name="P1"><text:bookmark text:name="_dmjm877i6604"/><text:span text:style-name="T2">public static void main(String[] args) {</text:span></text:p>
      <text:p text:style-name="P1"><text:bookmark text:name="_ofncijf8vi8k"/><text:span text:style-name="T2">Parent p = new Parent();</text:span></text:p>
      <text:p text:style-name="P1"><text:bookmark text:name="_uzaby5gc1hyw"/><text:span text:style-name="T2">Child c = (Child)p;</text:span></text:p>
      <text:p text:style-name="P1"><text:bookmark text:name="_gcfg2oq6ghqb"/><text:span text:style-name="T2">c.method();</text:span></text:p>
      <text:p text:style-name="P1"><text:bookmark text:name="_5uvf6dx7am4m"/><text:span text:style-name="T2">}</text:span></text:p>
      <text:p text:style-name="P1"><text:bookmark text:name="_xqkgy1gwg2oq"/><text:span text:style-name="T2">}</text:span></text:p>
      <text:p text:style-name="P1"><text:bookmark text:name="_4053e1l5ry0y"/><text:span text:style-name="T3">A) Child</text:span></text:p>
      <text:p text:style-name="P1"><text:bookmark text:name="_kstnu6haiydq"/><text:span text:style-name="T3">B) Parent</text:span></text:p>
      <text:p text:style-name="P1"><text:bookmark text:name="_of912e68cly7"/><text:soft-page-break/><text:span text:style-name="T3">C) Compilation fails</text:span></text:p>
      <text:p text:style-name="P1"><text:bookmark text:name="_kghlgwdahfkv"/><text:span text:style-name="T3">D) ClassCastException thrown at runtime</text:span></text:p>
      <text:p text:style-name="P3"><text:bookmark text:name="_pwzmi9z21xtt"/></text:p>
      <text:p text:style-name="P3"><text:bookmark text:name="_p3nhi61dplct"/></text:p>
      <text:p text:style-name="P1"><text:bookmark text:name="_336vj9c652w1"/><text:span text:style-name="T2">25.Determine the output</text:span></text:p>
      <text:p text:style-name="P1"><text:bookmark text:name="_rp0dq19jia0b"/><text:span text:style-name="T2">class Animal</text:span></text:p>
      <text:p text:style-name="P1"><text:bookmark text:name="_ui6l5ze6l81y"/><text:span text:style-name="T2">{</text:span></text:p>
      <text:p text:style-name="P1"><text:bookmark text:name="_keypchsqjflx"/><text:span text:style-name="T2">String name = "animal";</text:span></text:p>
      <text:p text:style-name="P1"><text:bookmark text:name="_dbrgebexri2j"/><text:span text:style-name="T2">String makeNoise() { return "generic noise"; }</text:span></text:p>
      <text:p text:style-name="P1"><text:bookmark text:name="_sdkgu0cv5n2c"/><text:span text:style-name="T2">}</text:span></text:p>
      <text:p text:style-name="P1"><text:bookmark text:name="_i12m7i313cc7"/><text:span text:style-name="T2">class Dog extends Animal</text:span></text:p>
      <text:p text:style-name="P1"><text:bookmark text:name="_6bx9omjg6gjv"/><text:span text:style-name="T2">{</text:span></text:p>
      <text:p text:style-name="P1"><text:bookmark text:name="_vbdscfodbtbx"/><text:span text:style-name="T2">String name = "dog";</text:span></text:p>
      <text:p text:style-name="P1"><text:bookmark text:name="_8et11pfp3ehp"/><text:span text:style-name="T2">String makeNoise() { return "bark"; }</text:span></text:p>
      <text:p text:style-name="P1"><text:bookmark text:name="_islt85qk1meu"/><text:span text:style-name="T2">}</text:span></text:p>
      <text:p text:style-name="P1"><text:bookmark text:name="_cr9kt8f3s4tz"/><text:span text:style-name="T2">public class Test</text:span></text:p>
      <text:p text:style-name="P1"><text:bookmark text:name="_hr9xvbh5ti1j"/><text:span text:style-name="T2">{</text:span></text:p>
      <text:p text:style-name="P1"><text:bookmark text:name="_gbzudqodcj8e"/><text:span text:style-name="T2">public static void main(String[] args)</text:span></text:p>
      <text:p text:style-name="P1"><text:bookmark text:name="_pul5lr9ydfal"/><text:span text:style-name="T2">{</text:span></text:p>
      <text:p text:style-name="P1"><text:bookmark text:name="_e2d4yvn70ghm"/><text:span text:style-name="T2">Animal an = new Dog();System.out.println(an.name+" "+an.makeNoise());</text:span></text:p>
      <text:p text:style-name="P1"><text:bookmark text:name="_v8ogd8vtjrrw"/><text:span text:style-name="T2">}</text:span></text:p>
      <text:p text:style-name="P1"><text:bookmark text:name="_v8eviygui7pe"/><text:soft-page-break/><text:span text:style-name="T2">}</text:span></text:p>
      <text:p text:style-name="P1"><text:bookmark text:name="_of97nr2hzy9"/><text:span text:style-name="T3">A) animal generic noise</text:span></text:p>
      <text:p text:style-name="P1"><text:bookmark text:name="_o2pled1h6d23"/><text:span text:style-name="T3">B) animal bark</text:span></text:p>
      <text:p text:style-name="P1"><text:bookmark text:name="_cdimm9mz0w09"/><text:span text:style-name="T3">C) dog bark</text:span></text:p>
      <text:p text:style-name="P1"><text:bookmark text:name="_rru0nfinnxn8"/><text:span text:style-name="T3">D) dog generic noise</text:span></text:p>
      <text:p text:style-name="P2"><text:bookmark text:name="_cbr36xrhd0iv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0" meta:paragraph-count="359" meta:word-count="1444" meta:character-count="8784" meta:non-whitespace-character-count="7698"/>
    <meta:generator>LibreOfficeDev/6.0.5.2$Linux_X86_64 LibreOffice_project/</meta:generator>
  </office:meta>
</office:document-meta>
</file>